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nsolas, monospace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144cm" table:align="left"/>
    </style:style>
    <style:style style:name="Table1.A" style:family="table-column">
      <style:table-column-properties style:column-width="2.875cm"/>
    </style:style>
    <style:style style:name="Table1.B" style:family="table-column">
      <style:table-column-properties style:column-width="1.993cm"/>
    </style:style>
    <style:style style:name="Table1.C" style:family="table-column">
      <style:table-column-properties style:column-width="4.276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1c1c21" fo:padding-left="0.212cm" fo:padding-right="0.212cm" fo:padding-top="0.106cm" fo:padding-bottom="0.106cm" fo:border="0.05pt solid #000000">
        <style:background-image/>
      </style:table-cell-properties>
    </style:style>
    <style:style style:name="Table5" style:family="table">
      <style:table-properties style:width="6.412cm" table:align="left"/>
    </style:style>
    <style:style style:name="Table5.A" style:family="table-column">
      <style:table-column-properties style:column-width="3.658cm"/>
    </style:style>
    <style:style style:name="Table5.B" style:family="table-column">
      <style:table-column-properties style:column-width="2.753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2" style:family="table">
      <style:table-properties style:width="5.847cm" table:align="left"/>
    </style:style>
    <style:style style:name="Table2.A" style:family="table-column">
      <style:table-column-properties style:column-width="2.879cm"/>
    </style:style>
    <style:style style:name="Table2.B" style:family="table-column">
      <style:table-column-properties style:column-width="2.96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447cm"/>
    </style:style>
    <style:style style:name="Table3.B" style:family="table-column">
      <style:table-column-properties style:column-width="4.279cm"/>
    </style:style>
    <style:style style:name="Table3.C" style:family="table-column">
      <style:table-column-properties style:column-width="4.046cm"/>
    </style:style>
    <style:style style:name="Table3.D" style:family="table-column">
      <style:table-column-properties style:column-width="3.154cm"/>
    </style:style>
    <style:style style:name="Table3.E" style:family="table-column">
      <style:table-column-properties style:column-width="2.074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4" style:family="table">
      <style:table-properties style:width="6.304cm" table:align="left"/>
    </style:style>
    <style:style style:name="Table4.A" style:family="table-column">
      <style:table-column-properties style:column-width="2.037cm"/>
    </style:style>
    <style:style style:name="Table4.B" style:family="table-column">
      <style:table-column-properties style:column-width="4.267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P1" style:family="paragraph" style:parent-style-name="Standard">
      <style:text-properties fo:font-variant="normal" fo:text-transform="none" fo:color="#342a06" style:font-name="Roboto" fo:font-size="40pt" fo:letter-spacing="normal" fo:font-style="normal" fo:font-weight="bold" style:font-size-asian="40pt" style:font-weight-asian="bold" style:font-size-complex="40pt" style:font-weight-complex="bold"/>
    </style:style>
    <style:style style:name="P2" style:family="paragraph" style:parent-style-name="Standard">
      <style:text-properties fo:font-variant="normal" fo:text-transform="none" fo:color="#342a06" style:font-name="Roboto" fo:font-size="32pt" fo:letter-spacing="normal" fo:font-style="normal" fo:font-weight="bold" officeooo:rsid="000ddd9a" officeooo:paragraph-rsid="000ddd9a" style:font-size-asian="32pt" style:font-weight-asian="bold" style:font-size-complex="32pt" style:font-weight-complex="bold"/>
    </style:style>
    <style:style style:name="P3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1112e2" officeooo:paragraph-rsid="001112e2" style:font-size-asian="19.25pt" style:font-weight-asian="normal" style:font-size-complex="22pt" style:font-weight-complex="normal"/>
    </style:style>
    <style:style style:name="P5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0ddd9a" officeooo:paragraph-rsid="000ddd9a" fo:background-color="#ffff00" style:font-size-asian="19.25pt" style:font-weight-asian="normal" style:font-size-complex="22pt" style:font-weight-complex="normal"/>
    </style:style>
    <style:style style:name="P7" style:family="paragraph" style:parent-style-name="Standard">
      <style:text-properties fo:font-variant="normal" fo:text-transform="none" fo:color="#342a06" style:font-name="Roboto" fo:font-size="22pt" fo:letter-spacing="normal" fo:font-style="normal" fo:font-weight="normal" officeooo:rsid="001360ee" officeooo:paragraph-rsid="001360ee" fo:background-color="#ffff00" style:font-size-asian="19.25pt" style:font-weight-asian="normal" style:font-size-complex="22pt" style:font-weight-complex="normal"/>
    </style:style>
    <style:style style:name="P8" style:family="paragraph" style:parent-style-name="Standard">
      <style:text-properties fo:font-variant="normal" fo:text-transform="none" fo:color="#202124" style:font-name="Roboto" fo:font-size="16pt" fo:letter-spacing="normal" fo:font-style="normal" fo:font-weight="normal" officeooo:rsid="001360ee" officeooo:paragraph-rsid="001360ee" fo:background-color="transparent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variant="normal" fo:text-transform="none" fo:color="#707070" style:font-name="Menlo" fo:font-size="16pt" fo:letter-spacing="normal" fo:font-style="normal" fo:font-weight="normal" officeooo:rsid="001360ee" officeooo:paragraph-rsid="001360ee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22pt" style:font-size-asian="22pt" style:font-size-complex="22pt"/>
    </style:style>
    <style:style style:name="P11" style:family="paragraph" style:parent-style-name="Standard">
      <style:text-properties fo:font-size="22pt" officeooo:rsid="001112e2" officeooo:paragraph-rsid="001112e2" style:font-size-asian="22pt" style:font-size-complex="22pt"/>
    </style:style>
    <style:style style:name="P12" style:family="paragraph" style:parent-style-name="Table_20_Contents">
      <style:text-properties fo:color="#bfbfbf"/>
    </style:style>
    <style:style style:name="P13" style:family="paragraph" style:parent-style-name="Table_20_Contents">
      <style:text-properties fo:color="#000000" fo:font-size="16pt" style:font-size-asian="16pt" style:font-size-complex="16pt"/>
    </style:style>
    <style:style style:name="P14" style:family="paragraph" style:parent-style-name="Table_20_Heading">
      <style:text-properties fo:color="#bfbfbf" fo:font-weight="bold"/>
    </style:style>
    <style:style style:name="P15" style:family="paragraph" style:parent-style-name="Table_20_Heading">
      <style:text-properties fo:color="#000000" fo:font-size="16pt" fo:font-weight="bold" style:font-size-asian="16pt" style:font-size-complex="16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707070" style:font-name="Menlo" fo:font-size="16pt" fo:letter-spacing="normal" fo:font-style="normal" fo:font-weight="normal" style:font-size-asian="16pt" style:font-size-complex="16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707070" style:font-name="Menlo" fo:font-size="16pt" fo:letter-spacing="normal" fo:font-style="normal" fo:font-weight="normal" officeooo:rsid="00177361" officeooo:paragraph-rsid="00177361" style:font-size-asian="16pt" style:font-size-complex="16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707070" style:font-name="Menlo" fo:font-size="16pt" fo:letter-spacing="normal" fo:font-style="normal" fo:font-weight="normal" officeooo:rsid="001b4f43" officeooo:paragraph-rsid="001b4f43" fo:background-color="#ffff00" style:font-size-asian="16pt" style:font-size-complex="16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707070" style:font-name="Menlo" fo:font-size="16pt" fo:letter-spacing="normal" fo:font-style="normal" fo:font-weight="normal" officeooo:rsid="001b4f43" officeooo:paragraph-rsid="001b4f43" fo:background-color="transparent" style:font-size-asian="16pt" style:font-size-complex="16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707070" style:font-name="Menlo" fo:font-size="16pt" fo:letter-spacing="normal" fo:font-style="normal" fo:font-weight="normal" officeooo:rsid="001b4f43" officeooo:paragraph-rsid="001cf9b3" fo:background-color="transparent" style:font-size-asian="16pt" style:font-size-complex="16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707070" style:font-name="Menlo" fo:font-size="16pt" fo:letter-spacing="normal" fo:font-style="normal" fo:font-weight="normal" officeooo:rsid="001cf9b3" officeooo:paragraph-rsid="001cf9b3" fo:background-color="transparent" style:font-size-asian="16pt" style:font-size-complex="16pt"/>
    </style:style>
    <style:style style:name="T1" style:family="text">
      <style:text-properties fo:font-variant="normal" fo:text-transform="none" fo:color="#e6b199" style:text-line-through-style="none" style:text-line-through-type="none" style:font-name="Menlo" fo:font-size="8.25pt" fo:letter-spacing="normal" fo:font-style="normal" style:text-underline-style="none" fo:font-weight="normal" style:text-blinking="false" fo:background-color="#1c1c21" loext:char-shading-value="0"/>
    </style:style>
    <style:style style:name="T2" style:family="text">
      <style:text-properties fo:font-variant="normal" fo:text-transform="none" fo:color="#bfbfbf" style:font-name="Menlo" fo:font-size="8.25pt" fo:letter-spacing="normal" fo:font-style="normal" fo:font-weight="normal"/>
    </style:style>
    <style:style style:name="T3" style:family="text">
      <style:text-properties fo:font-variant="normal" fo:text-transform="none" fo:color="#ae552c" style:text-line-through-style="none" style:text-line-through-type="none" style:font-name="Menlo" fo:font-size="16pt" fo:letter-spacing="normal" fo:font-style="normal" style:text-underline-style="none" fo:font-weight="normal" style:text-blinking="false" fo:background-color="#ffffff" loext:char-shading-value="0" style:font-size-asian="16pt" style:font-size-complex="16pt"/>
    </style:style>
    <style:style style:name="T4" style:family="text">
      <style:text-properties fo:font-variant="normal" fo:text-transform="none" fo:color="#707070" style:font-name="Menlo" fo:font-size="16pt" fo:letter-spacing="normal" fo:font-style="normal" fo:font-weight="normal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1bd2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: ORDBMS</text:p>
      <text:p text:style-name="P1"/>
      <text:p text:style-name="P2">2.1 Abstact datatype</text:p>
      <text:p text:style-name="P2"/>
      <text:p text:style-name="P5">1. create type</text:p>
      <text:p text:style-name="P10">2. use the user created type for table creation</text:p>
      <text:p text:style-name="P10">3. describing a table structure</text:p>
      <text:p text:style-name="P10">4. describing a type structure</text:p>
      <text:p text:style-name="P11">5.INSERTING VALUES IN TABLE</text:p>
      <text:p text:style-name="P2"/>
      <text:p text:style-name="P2"/>
      <text:p text:style-name="P3">create type stud_name as object (fname varchar2(15),lname varchar2(15));</text:p>
      <text:p text:style-name="P3"/>
      <text:p text:style-name="P3">create table stud (rno number(4) primary key , sname stud_name);</text:p>
      <text:p text:style-name="P3"/>
      <text:p text:style-name="P3">SELECT COLUMN_NAME , DATA_TYPE FROM USER_TAB_COLUMNS WHERE TABLE_NAME = 'stud' ;</text:p>
      <text:p text:style-name="P3"/>
      <text:p text:style-name="P3"/>
      <text:p text:style-name="P3">SELECT ATTR_NAME , LENGTH , ATTR_TYPE_NAME</text:p>
      <text:p text:style-name="P3">FROM USER_TYPE_ATTRS</text:p>
      <text:p text:style-name="P3"><text:soft-page-break/>WHERE TYPE_NAME = 'STUD_NAME';</text:p>
      <text:p text:style-name="P3"/>
      <text:p text:style-name="P4">OUTPUT-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<text:bookmark text:name="ATTR_NAME_240056316025977643674577360663008160506"/>ATTR_NAME<text:bookmark text:name="LENGTH_240056316025977643674577360663008160506"/></text:p>
          </table:table-cell>
          <table:table-cell table:style-name="Table1.A1" office:value-type="string">
            <text:p text:style-name="P14">LENGTH<text:bookmark text:name="ATTR_TYPE_NAME_240056316025977643674577360663008160506"/></text:p>
          </table:table-cell>
          <table:table-cell table:style-name="Table1.A1" office:value-type="string">
            <text:p text:style-name="P14">ATTR_TYPE_NAME</text:p>
          </table:table-cell>
        </table:table-row>
        <table:table-row>
          <table:table-cell table:style-name="Table1.A2" office:value-type="string">
            <text:p text:style-name="P12">FNAME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2">VARCHAR2</text:p>
          </table:table-cell>
        </table:table-row>
        <table:table-row>
          <table:table-cell table:style-name="Table1.A2" office:value-type="string">
            <text:p text:style-name="P12">LNAME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2">VARCHAR2</text:p>
          </table:table-cell>
        </table:table-row>
      </table:table>
      <text:p text:style-name="P16"><text:a xlink:type="simple" xlink:href="https://livesql.oracle.com/apex/f?p=590:1:13057782967776::NO:RP::#" text:style-name="Internet_20_link" text:visited-style-name="Visited_20_Internet_20_Link"><text:span text:style-name="T1">Download CSV</text:span></text:a><text:line-break/><text:span text:style-name="T2">2 rows selected.</text:span></text:p>
      <text:p text:style-name="P3"/>
      <text:p text:style-name="P3">INSERT INTO STUD VALUES (1 , stud_name('MANSI','MANDHARE'));</text:p>
      <text:p text:style-name="P6"/>
      <text:p text:style-name="P7">Varying Array</text:p>
      <text:p text:style-name="P7"/>
      <text:p text:style-name="P8">CREATE OR REPLACE TYPE COURSE_VA AS VARRAY(5) OF VARCHAR2(20);</text:p>
      <text:p text:style-name="P8">CREATE TABLE STDCOUURSE(STUD_ID nUMBER(4) , COURSENM COURSE_VA);</text:p>
      <text:p text:style-name="P8">SELECT COLUMN_NAME , DATA_TYPE <text:s/>FROM USER_TAB_COLUMNS</text:p>
      <text:p text:style-name="P8">WHERE TABLE_NAME = 'STDCOURSE';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bookmark text:name="COLUMN_NAME_240684951876319578174301776716321450298"/>COLUMN_NAME<text:bookmark text:name="DATA_TYPE_240684951876319578174301776716321450298"/></text:p>
          </table:table-cell>
          <table:table-cell table:style-name="Table5.A1" office:value-type="string">
            <text:p text:style-name="P15">DATA_TYPE</text:p>
          </table:table-cell>
        </table:table-row>
        <table:table-row>
          <table:table-cell table:style-name="Table5.A2" office:value-type="string">
            <text:p text:style-name="P13">STUD_ID</text:p>
          </table:table-cell>
          <table:table-cell table:style-name="Table5.A2" office:value-type="string">
            <text:p text:style-name="P13">NUMBER</text:p>
          </table:table-cell>
        </table:table-row>
        <table:table-row>
          <table:table-cell table:style-name="Table5.A2" office:value-type="string">
            <text:p text:style-name="P13">COURSENM</text:p>
          </table:table-cell>
          <table:table-cell table:style-name="Table5.A2" office:value-type="string">
            <text:p text:style-name="P13">COURSE_VA</text:p>
          </table:table-cell>
        </table:table-row>
      </table:table>
      <text:p text:style-name="P16"><text:a xlink:type="simple" xlink:href="https://livesql.oracle.com/apex/f?p=590:1:12190259800084::NO:RP::#" text:style-name="Internet_20_link" text:visited-style-name="Visited_20_Internet_20_Link"><text:span text:style-name="T3">Download CSV</text:span></text:a><text:span text:style-name="T5"><text:line-break/></text:span><text:span text:style-name="T4">2 rows selected.</text:span></text:p>
      <text:p text:style-name="P8"/>
      <text:p text:style-name="P8"/>
      <text:p text:style-name="P8"><text:soft-page-break/>SELECT TYPECODE , ATTRIBUTES FROM USER_TYPES WHERE TYPE_NAME = 'COURSE_VA';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bookmark text:name="TYPECODE_240684059877870407302508135105507780451"/>TYPECODE<text:bookmark text:name="ATTRIBUTES_240684059877870407302508135105507780451"/></text:p>
          </table:table-cell>
          <table:table-cell table:style-name="Table2.A1" office:value-type="string">
            <text:p text:style-name="P15">ATTRIBUTES</text:p>
          </table:table-cell>
        </table:table-row>
        <table:table-row>
          <table:table-cell table:style-name="Table2.A2" office:value-type="string">
            <text:p text:style-name="P13">COLLECTION</text:p>
          </table:table-cell>
          <table:table-cell table:style-name="Table2.A2" office:value-type="string">
            <text:p text:style-name="P13">0</text:p>
          </table:table-cell>
        </table:table-row>
      </table:table>
      <text:p text:style-name="P8"/>
      <text:p text:style-name="P8"/>
      <text:p text:style-name="P8">SELECT TYPECODE , ATTRIBUTES FROM USER_TYPES WHERE TYPE_NAME = 'COURSE_VA';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5"><text:bookmark text:name="COLL_TYPE_240683369344976636247400669267152751071"/>COLL_TYPE<text:bookmark text:name="ELEM_TYPE_OWNER_240683369344976636247400669267152751071"/></text:p>
          </table:table-cell>
          <table:table-cell table:style-name="Table3.A1" office:value-type="string">
            <text:p text:style-name="P15">ELEM_TYPE_OWNER<text:bookmark text:name="ELEM_TYPE_NAME_240683369344976636247400669267152751071"/></text:p>
          </table:table-cell>
          <table:table-cell table:style-name="Table3.A1" office:value-type="string">
            <text:p text:style-name="P15">ELEM_TYPE_NAME<text:bookmark text:name="UPPER_BOUND_240683369344976636247400669267152751071"/></text:p>
          </table:table-cell>
          <table:table-cell table:style-name="Table3.A1" office:value-type="string">
            <text:p text:style-name="P15">UPPER_BOUND<text:bookmark text:name="LENGTH_240683369344976636247400669267152751071"/></text:p>
          </table:table-cell>
          <table:table-cell table:style-name="Table3.A1" office:value-type="string">
            <text:p text:style-name="P15">LENGTH</text:p>
          </table:table-cell>
        </table:table-row>
        <table:table-row>
          <table:table-cell table:style-name="Table3.A2" office:value-type="string">
            <text:p text:style-name="P13">VARYING ARRAY</text:p>
          </table:table-cell>
          <table:table-cell table:style-name="Table3.A2" office:value-type="string">
            <text:p text:style-name="P13">- </text:p>
          </table:table-cell>
          <table:table-cell table:style-name="Table3.A2" office:value-type="string">
            <text:p text:style-name="P13">VARCHAR2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20</text:p>
          </table:table-cell>
        </table:table-row>
      </table:table>
      <text:p text:style-name="P8"/>
      <text:p text:style-name="P8"/>
      <text:p text:style-name="P8">INSERT INTO STDCOUURSE VALUES(1,COURSE_VA('C','RDBMS','C++'));</text:p>
      <text:p text:style-name="P8">INSERT INTO STDCOUURSE VALUES(1,COURSE_VA('VB','C','C++'));</text:p>
      <text:p text:style-name="P8">INSERT INTO STDCOUURSE VALUES(1,COURSE_VA('C','CB','C++','JAVA'));</text:p>
      <text:p text:style-name="P9">1 row(s) inserted</text:p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bookmark text:name="STUD_ID_240683606504948768619943048428877692795"/>STUD_ID<text:bookmark text:name="COURSENM_240683606504948768619943048428877692795"/></text:p>
          </table:table-cell>
          <table:table-cell table:style-name="Table4.A1" office:value-type="string">
            <text:p text:style-name="P15">COURSENM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[unsupported data type]</text:p>
            <text:p text:style-name="P13">SELECT * FROM STDCOUURSE;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[unsupported data type]</text:p>
          </table:table-cell>
        </table:table-row>
        <text:soft-page-break/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[unsupported data type]</text:p>
          </table:table-cell>
        </table:table-row>
      </table:table>
      <text:p text:style-name="P16"><text:a xlink:type="simple" xlink:href="https://livesql.oracle.com/apex/f?p=590:1:12190259800084::NO:RP::#" text:style-name="Internet_20_link" text:visited-style-name="Visited_20_Internet_20_Link"><text:span text:style-name="T3">Download CSV</text:span></text:a><text:span text:style-name="T5"><text:line-break/></text:span><text:span text:style-name="T4">3 rows selected.</text:span></text:p>
      <text:p text:style-name="P17"/>
      <text:p text:style-name="P17">DECLARE CURSOR C1 IS SELECT * FROM STDCOURSE; BEGIN FOR r IN C1 LOOP DBMS_OUTPUT.PUT_LINE('STUDENT_ID:'|| r.STUD_ID); FOR i IN 1..r.COURSENM.COUNT LOOP DBMS_OUTPUT.PUT_LINE('SUBJECT:'||r.COURSENM(i)); END LOOP; DBMS_OUTPUT.PUT_LINE('-----------------------------'); END LOOP; END;</text:p>
      <text:p text:style-name="P17"/>
      <text:p text:style-name="P17">Statement processed.<text:line-break/>STUDENT_ID:1<text:line-break/>SUBJECT:VB<text:line-break/>SUBJECT:C<text:line-break/>SUBJECT:C++<text:line-break/>-----------------------------<text:line-break/>STUDENT_ID:1<text:line-break/>SUBJECT:C<text:line-break/>SUBJECT:RDBMS<text:line-break/>SUBJECT:C++<text:line-break/>-----------------------------<text:line-break/>STUDENT_ID:1<text:line-break/>SUBJECT:C<text:line-break/>SUBJECT:CB<text:line-break/>SUBJECT:C++<text:line-break/>SUBJECT:JAVA<text:line-break/>-----------------------------</text:p>
      <text:p text:style-name="P17"/>
      <text:p text:style-name="P18">NESTED TABLE</text:p>
      <text:p text:style-name="P18"><text:soft-page-break/></text:p>
      <text:p text:style-name="P18">CREATE OR REPLACE TYPE COURSE_PG AS OBJECT(COURSENAME VARCHAR(20),MARKS NUMBER(3));</text:p>
      <text:p text:style-name="P18"/>
      <text:p text:style-name="P18">CREATE TYPE COURSE_NT AS TABLE OF COURSE_PG</text:p>
      <text:p text:style-name="P18"/>
      <text:p text:style-name="P18">CREATE TABLE COURSEMARKS (STUD_ID NUMBER(4),COURSE_MARKS COURSE_NT)NESTED TABLE COURSE_MARKS STORE AS COURSE_NT_TAB;</text:p>
      <text:p text:style-name="P18"/>
      <text:p text:style-name="P18">INSERT INTO COURSEMARKS VALUES (</text:p>
      <text:p text:style-name="P18">1, COURSE_NT(</text:p>
      <text:p text:style-name="P18"><text:s text:c="4"/>COURSE_PG('C',50),</text:p>
      <text:p text:style-name="P18"><text:s text:c="4"/>COURSE_PG('RDBMS',75),</text:p>
      <text:p text:style-name="P18"><text:s text:c="4"/>COURSE_PG('DS',80)</text:p>
      <text:p text:style-name="P18"><text:s text:c="4"/>)</text:p>
      <text:p text:style-name="P18">);</text:p>
      <text:p text:style-name="P18"/>
      <text:p text:style-name="P18">SELECT NT.MARKS</text:p>
      <text:p text:style-name="P18">FROM THE (SELECT COURSE_MARKS</text:p>
      <text:p text:style-name="P18"><text:s text:c="12"/>FROM COURSEMARKS </text:p>
      <text:p text:style-name="P18"><text:s text:c="12"/>WHERE STUD_ID=1)NT</text:p>
      <text:p text:style-name="P18">WHERE NT.COURSENAME <text:s/>= 'RDBMS';</text:p>
      <text:p text:style-name="P19">Large objects</text:p>
      <text:p text:style-name="P19">follo data type can send data upto 4gb -</text:p>
      <text:p text:style-name="P19">Blob - binary large object (max time used)</text:p>
      <text:p text:style-name="P19"><text:soft-page-break/>clob – preffered for character data </text:p>
      <text:p text:style-name="P19">Bfile - </text:p>
      <text:p text:style-name="P19">NCLOB - </text:p>
      <text:p text:style-name="P19"/>
      <text:p text:style-name="P20">CREATE TABLE PROPOSAL</text:p>
      <text:p text:style-name="P20">(PROPOSAL_ID NUMBER(19) PRIMARY KEY ,</text:p>
      <text:p text:style-name="P20">PROPOSAL_TEXT CLOB,</text:p>
      <text:p text:style-name="P20">BUDGET BLOB,</text:p>
      <text:p text:style-name="P20">COVER_LETTER BFILE);</text:p>
      <text:p text:style-name="P20"/>
      <text:p text:style-name="P20">INSERT INTO PROPOSAL VALUES(1,'THIS IS THE NEW PROPOSAL TEXT',EMPTY_BLOB(),BFILENAME('<text:a xlink:type="simple" xlink:href="../../../../../../../C:/EXAMPLE','LETTER.DOC" text:style-name="Internet_20_link" text:visited-style-name="Visited_20_Internet_20_Link">C:/EXAMPLE','LETTER.DOC</text:a>'));</text:p>
      <text:p text:style-name="P20"/>
      <text:p text:style-name="P20">*<text:span text:style-name="T6">BEFOR UPDATION LOCK THE VALUE USING SELECT QUERY </text:span></text:p>
      <text:p text:style-name="P20"/>
      <text:p text:style-name="P20">SELECT PROPOSAL_TEXT FROM PROPOSAL</text:p>
      <text:p text:style-name="P20">WHERE PROPOSAL_ID = 1 FOR UPDATE;</text:p>
      <text:p text:style-name="P20"/>
      <text:p text:style-name="P20">UPDATE PROPOSAL </text:p>
      <text:p text:style-name="P20">SET PROPOSAL_TEXT = 'THIS COLUMN IS UPDATED TODAY'</text:p>
      <text:p text:style-name="P20">WHERE PROPOSAL_ID = 1;</text:p>
      <text:p text:style-name="P19"/>
      <text:p text:style-name="P19"/>
      <text:p text:style-name="P19"/>
      <text:p text:style-name="P20"><text:soft-page-break/>SELECT COVER_LETTER FROM PROPOSAL</text:p>
      <text:p text:style-name="P20">WHERE PROPOSAL_ID = 1 FOR UPDATE;</text:p>
      <text:p text:style-name="P20"/>
      <text:p text:style-name="P20">UPDATE PROPOSAL </text:p>
      <text:p text:style-name="P20">SET COVER_LETTER = BFILENAME('C:\EXAMPLES','ABC.docx')</text:p>
      <text:p text:style-name="P20">WHERE PROPOSAL_ID = 1;</text:p>
      <text:p text:style-name="P20"/>
      <text:p text:style-name="P20"/>
      <text:p text:style-name="P22">*Fetching VALUE FROM CLOB</text:p>
      <text:p text:style-name="P21"/>
      <text:p text:style-name="P21">DECLARE</text:p>
      <text:p text:style-name="P21">LOCATOR_VAR CLOB;</text:p>
      <text:p text:style-name="P21">AMOUNT_VAR INTEGER;</text:p>
      <text:p text:style-name="P21">OFFSET_VAR INTEGER;</text:p>
      <text:p text:style-name="P21">OUTPUT_VAR VARCHAR2(50);</text:p>
      <text:p text:style-name="P21"/>
      <text:p text:style-name="P21">BEGIN</text:p>
      <text:p text:style-name="P21">AMOUNT_VAR := 50;</text:p>
      <text:p text:style-name="P21">OFFSET_VAR := 1;</text:p>
      <text:p text:style-name="P21">SELECT PROPOSAL_TEXT INTO LOCATOR_VAR</text:p>
      <text:p text:style-name="P21"><text:s text:c="4"/>FROM PROPOSAL WHERE PROPOSAL_ID = 1;</text:p>
      <text:p text:style-name="P21">DBMS_LOB.READ(LOCATOR_VAR , AMOUNT_VAR , OFFSET_VAR , OUTPUT_VAR);</text:p>
      <text:p text:style-name="P21">DBMS_OUTPUT.PUT_LINE ('START OF PROPOSALTEXT ' || OUTPUT_VAR);</text:p>
      <text:p text:style-name="P21"><text:soft-page-break/>EN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nsolas, monospace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1:40:18.381623275</meta:creation-date>
    <dc:date>2020-11-28T14:54:00.279665736</dc:date>
    <meta:editing-duration>PT2H30M59S</meta:editing-duration>
    <meta:editing-cycles>3</meta:editing-cycles>
    <meta:generator>LibreOffice/6.4.4.2$Linux_X86_64 LibreOffice_project/40$Build-2</meta:generator>
    <meta:document-statistic meta:table-count="5" meta:image-count="0" meta:object-count="0" meta:page-count="8" meta:paragraph-count="122" meta:word-count="457" meta:character-count="3700" meta:non-whitespace-character-count="3311"/>
  </office:meta>
</office:document-meta>
</file>